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A000017F800002114938933C4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2" fo:font-size="30pt" fo:language="fr" fo:country="FR" fo:font-weight="bold" style:font-size-asian="30pt" style:font-weight-asian="bold" style:font-size-complex="30pt" style:font-weight-complex="bold"/>
    </style:style>
    <style:style style:name="P2" style:family="paragraph" style:parent-style-name="Text_20_body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2" fo:font-size="20pt" fo:language="fr" fo:country="FR" fo:font-weight="bold" style:font-size-asian="20pt" style:font-weight-asian="bold" style:font-size-complex="20pt" style:font-weight-complex="bold"/>
    </style:style>
    <style:style style:name="P3" style:family="paragraph" style:parent-style-name="Subtitle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2" fo:font-size="30pt" fo:language="fr" fo:country="FR" fo:font-weight="bold" style:font-size-asian="30pt" style:font-weight-asian="bold" style:font-size-complex="30pt" style:font-weight-complex="bold"/>
    </style:style>
    <style:style style:name="P4" style:family="paragraph" style:parent-style-name="Text_20_body">
      <style:text-properties fo:font-size="12pt"/>
    </style:style>
    <style:style style:name="P5" style:family="paragraph" style:parent-style-name="Text_20_body">
      <style:text-properties style:font-name="Calibri2" fo:font-size="20pt" style:font-size-asian="20pt" style:font-size-complex="20pt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2" fo:font-size="20pt" style:font-size-asian="20pt" style:font-size-complex="20pt"/>
    </style:style>
    <style:style style:name="P8" style:family="paragraph" style:parent-style-name="Text_20_body">
      <style:paragraph-properties fo:margin-left="6.493cm" fo:margin-right="0cm" fo:margin-top="0cm" fo:margin-bottom="0cm" style:contextual-spacing="false" fo:text-indent="0cm" style:auto-text-indent="false"/>
    </style:style>
    <style:style style:name="P9" style:family="paragraph" style:parent-style-name="Text_20_body">
      <style:paragraph-properties fo:margin-left="6.366cm" fo:margin-right="6.318cm" fo:margin-top="0cm" fo:margin-bottom="0cm" style:contextual-spacing="false" fo:text-align="center" style:justify-single-word="false" fo:text-indent="0cm" style:auto-text-indent="false"/>
      <style:text-properties fo:font-size="20pt" fo:font-weight="bold"/>
    </style:style>
    <style:style style:name="P10" style:family="paragraph" style:parent-style-name="Text_20_body">
      <style:paragraph-properties fo:margin-left="4.135cm" fo:margin-right="4.092cm" fo:margin-top="0cm" fo:margin-bottom="0cm" style:contextual-spacing="false" fo:text-align="center" style:justify-single-word="false" fo:text-indent="0cm" style:auto-text-indent="false"/>
    </style:style>
    <style:style style:name="P11" style:family="paragraph" style:parent-style-name="Text_20_body">
      <style:paragraph-properties fo:margin-left="0.205cm" fo:margin-right="0.081cm" fo:margin-top="0cm" fo:margin-bottom="0cm" style:contextual-spacing="false" fo:line-height="115%" fo:text-indent="0cm" style:auto-text-indent="false"/>
      <style:text-properties style:font-name="Calibri2" fo:font-size="20pt" style:font-size-asian="20pt" style:font-size-complex="20pt"/>
    </style:style>
    <style:style style:name="P12" style:family="paragraph" style:parent-style-name="Text_20_body">
      <style:paragraph-properties fo:margin-left="0.205cm" fo:margin-right="0cm" fo:margin-top="0cm" fo:margin-bottom="0cm" style:contextual-spacing="false" fo:text-indent="0cm" style:auto-text-indent="false"/>
      <style:text-properties style:font-name="Calibri2" fo:font-size="20pt" style:font-size-asian="20pt" style:font-size-complex="20pt"/>
    </style:style>
    <style:style style:name="P13" style:family="paragraph" style:parent-style-name="Text_20_body">
      <style:paragraph-properties fo:margin-left="0.205cm" fo:margin-right="0cm" fo:margin-top="0.076cm" fo:margin-bottom="0cm" style:contextual-spacing="false" fo:text-indent="0cm" style:auto-text-indent="false"/>
      <style:text-properties style:font-name="Calibri2" fo:font-size="20pt" style:font-size-asian="20pt" style:font-size-complex="20pt"/>
    </style:style>
    <style:style style:name="P14" style:family="paragraph" style:parent-style-name="Text_20_body">
      <style:paragraph-properties fo:margin-left="0.205cm" fo:margin-right="0cm" fo:margin-top="0.079cm" fo:margin-bottom="0cm" style:contextual-spacing="false" fo:text-indent="0cm" style:auto-text-indent="false"/>
      <style:text-properties style:font-name="Calibri2" fo:font-size="20pt" style:font-size-asian="20pt" style:font-size-complex="20pt"/>
    </style:style>
    <style:style style:name="P15" style:family="paragraph" style:parent-style-name="Text_20_body">
      <style:paragraph-properties fo:margin-left="0.205cm" fo:margin-right="0cm" fo:margin-top="0.069cm" fo:margin-bottom="0cm" style:contextual-spacing="false" fo:text-indent="0cm" style:auto-text-indent="false"/>
      <style:text-properties style:font-name="Calibri2" fo:font-size="20pt" style:font-size-asian="20pt" style:font-size-complex="20pt"/>
    </style:style>
    <style:style style:name="P16" style:family="paragraph" style:parent-style-name="Text_20_body">
      <style:paragraph-properties fo:margin-left="0.205cm" fo:margin-right="0.086cm" fo:margin-top="0cm" fo:margin-bottom="0cm" style:contextual-spacing="false" fo:line-height="114%" fo:text-indent="0cm" style:auto-text-indent="false"/>
      <style:text-properties style:font-name="Calibri2" fo:font-size="20pt" style:font-size-asian="20pt" style:font-size-complex="20pt"/>
    </style:style>
    <style:style style:name="P17" style:family="paragraph" style:parent-style-name="Text_20_body">
      <style:paragraph-properties fo:margin-left="0.205cm" fo:margin-right="0.116cm" fo:margin-top="0cm" fo:margin-bottom="0cm" style:contextual-spacing="false" fo:line-height="115%" fo:text-indent="0cm" style:auto-text-indent="false"/>
      <style:text-properties style:font-name="Calibri2" fo:font-size="20pt" style:font-size-asian="20pt" style:font-size-complex="20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alibri2" fo:font-size="20pt" style:font-size-asian="20pt" style:font-size-complex="20pt"/>
    </style:style>
    <style:style style:name="P19" style:family="paragraph" style:parent-style-name="Text_20_body">
      <style:paragraph-properties fo:margin-left="0cm" fo:margin-right="0.085cm" fo:margin-top="0cm" fo:margin-bottom="0cm" style:contextual-spacing="false" fo:line-height="114%" fo:text-indent="0cm" style:auto-text-indent="false"/>
      <style:text-properties style:font-name="Calibri2" fo:font-size="20pt" style:font-size-asian="20pt" style:font-size-complex="20pt"/>
    </style:style>
    <style:style style:name="P20" style:family="paragraph" style:parent-style-name="Text_20_body">
      <style:paragraph-properties fo:margin-left="0cm" fo:margin-right="0.086cm" fo:margin-top="0cm" fo:margin-bottom="0cm" style:contextual-spacing="false" fo:line-height="114%" fo:text-indent="0cm" style:auto-text-indent="false"/>
      <style:text-properties style:font-name="Calibri2" fo:font-size="20pt" style:font-size-asian="20pt" style:font-size-complex="20pt"/>
    </style:style>
    <style:style style:name="P21" style:family="paragraph" style:parent-style-name="Text_20_body">
      <style:paragraph-properties fo:margin-left="0cm" fo:margin-right="0.081cm" fo:margin-top="0cm" fo:margin-bottom="0cm" style:contextual-spacing="false" fo:line-height="114%" fo:text-indent="0cm" style:auto-text-indent="false"/>
    </style:style>
    <style:style style:name="P22" style:family="paragraph" style:parent-style-name="Text_20_body" style:master-page-name="Standard">
      <style:paragraph-properties fo:margin-left="0cm" fo:margin-right="0.065cm" fo:text-align="start" style:justify-single-word="false" fo:text-indent="0cm" style:auto-text-indent="false" style:page-number="auto" fo:padding="0cm" fo:border="none"/>
      <style:text-properties style:font-name="Calibri2" fo:font-size="12pt" fo:language="fr" fo:country="FR" fo:font-weight="bold" style:font-size-asian="30pt" style:font-weight-asian="bold" style:font-size-complex="30pt" style:font-weight-complex="bold"/>
    </style:style>
    <style:style style:name="T1" style:family="text">
      <style:text-properties fo:font-size="20pt" fo:letter-spacing="-0.039cm" fo:font-weight="bold"/>
    </style:style>
    <style:style style:name="T2" style:family="text">
      <style:text-properties fo:font-size="20pt" fo:font-weight="bold"/>
    </style:style>
    <style:style style:name="T3" style:family="text">
      <style:text-properties fo:font-weight="bold"/>
    </style:style>
    <style:style style:name="T4" style:family="text">
      <style:text-properties fo:font-size="12pt"/>
    </style:style>
    <style:style style:name="T5" style:family="text">
      <style:text-properties fo:letter-spacing="0.081cm"/>
    </style:style>
    <style:style style:name="T6" style:family="text">
      <style:text-properties fo:letter-spacing="0.079cm"/>
    </style:style>
    <style:style style:name="T7" style:family="text">
      <style:text-properties fo:letter-spacing="0.072cm"/>
    </style:style>
    <style:style style:name="T8" style:family="text">
      <style:text-properties fo:letter-spacing="0.083cm"/>
    </style:style>
    <style:style style:name="T9" style:family="text">
      <style:text-properties fo:letter-spacing="0.085cm"/>
    </style:style>
    <style:style style:name="T10" style:family="text">
      <style:text-properties fo:letter-spacing="0.076cm"/>
    </style:style>
    <style:style style:name="T11" style:family="text">
      <style:text-properties fo:letter-spacing="0.037cm"/>
    </style:style>
    <style:style style:name="T12" style:family="text">
      <style:text-properties fo:letter-spacing="0.035cm"/>
    </style:style>
    <style:style style:name="T13" style:family="text">
      <style:text-properties fo:letter-spacing="0.041cm"/>
    </style:style>
    <style:style style:name="T14" style:family="text">
      <style:text-properties fo:letter-spacing="0.039cm"/>
    </style:style>
    <style:style style:name="T15" style:family="text">
      <style:text-properties fo:letter-spacing="0.09cm"/>
    </style:style>
    <style:style style:name="T16" style:family="text">
      <style:text-properties fo:letter-spacing="0.093cm"/>
    </style:style>
    <style:style style:name="T17" style:family="text">
      <style:text-properties fo:letter-spacing="0.056cm"/>
    </style:style>
    <style:style style:name="T18" style:family="text">
      <style:text-properties fo:letter-spacing="0.048cm"/>
    </style:style>
    <style:style style:name="T19" style:family="text">
      <style:text-properties fo:letter-spacing="0.055cm"/>
    </style:style>
    <style:style style:name="T20" style:family="text">
      <style:text-properties fo:letter-spacing="0.044cm"/>
    </style:style>
    <style:style style:name="T21" style:family="text">
      <style:text-properties fo:letter-spacing="0.046cm"/>
    </style:style>
    <style:style style:name="T22" style:family="text">
      <style:text-properties fo:letter-spacing="0.049cm"/>
    </style:style>
    <style:style style:name="T23" style:family="text">
      <style:text-properties fo:letter-spacing="0.053cm"/>
    </style:style>
    <style:style style:name="T24" style:family="text">
      <style:text-properties fo:letter-spacing="0.042cm"/>
    </style:style>
    <style:style style:name="T25" style:family="text">
      <style:text-properties fo:letter-spacing="0.051cm"/>
    </style:style>
    <style:style style:name="T26" style:family="text">
      <style:text-properties fo:letter-spacing="0.078cm"/>
    </style:style>
    <style:style style:name="T27" style:family="text">
      <style:text-properties style:font-name="Calibri2" fo:font-size="20pt" style:font-size-asian="20pt" style:font-size-complex="20pt"/>
    </style:style>
    <style:style style:name="T28" style:family="text">
      <style:text-properties style:text-line-through-style="solid" style:text-line-through-type="double"/>
    </style:style>
    <style:style style:name="T29" style:family="text">
      <style:text-properties style:text-underline-style="none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1.82cm" fo:margin-right="0cm" fo:margin-top="0.762cm" fo:margin-bottom="0cm" style:wrap="run-through" style:number-wrapped-paragraphs="no-limit" style:vertical-pos="top" style:vertical-rel="char" style:horizontal-pos="center" style:horizontal-rel="page" fo:background-color="#c0c0c0" style:background-transparency="0%" fo:padding="0.049cm" fo:border="0.79pt solid #000000" style:shadow="none" draw:shadow-opacity="100%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1.969cm" svg:y="-1.058cm" svg:width="12.869cm" draw:z-index="1">
        <draw:text-box fo:min-height="0.042cm">
          <text:p text:style-name="Text_20_body"><draw:frame draw:style-name="fr3" draw:name="images3" text:anchor-type="as-char" svg:width="12.869cm" svg:height="0.042cm" draw:z-index="2"><draw:image xlink:href="../../../../../../../../../../../../../C:%5CUsers%5CDELCOU~1%5CAppData%5CLocal%5CTemp%5Cmsohtmlclip1%5C01%5Cclip_image004.gif" xlink:type="simple" xlink:show="embed" xlink:actuate="onLoad"/></draw:frame></text:p>
        </draw:text-box>
      </draw:frame>
      <text:p text:style-name="P22"><draw:frame draw:style-name="fr4" draw:name="images1" text:anchor-type="paragraph" svg:x="19.431cm" svg:y="-0.159cm" svg:width="6.137cm" svg:height="8.468cm" draw:z-index="3"><draw:image xlink:href="Pictures/2000000A000017F800002114938933C4.svm" xlink:type="simple" xlink:show="embed" xlink:actuate="onLoad"/></draw:frame>Commune de TOURNAI</text:p>
      <text:p text:style-name="P1"/>
      <text:p text:style-name="Text_20_body"> </text:p>
      <text:p text:style-name="P8"/>
      <text:p text:style-name="Text_20_body"> </text:p>
      <text:p text:style-name="P6"> </text:p>
      <text:p text:style-name="P6"/>
      <text:p text:style-name="P6"> </text:p>
      <text:p text:style-name="P6"> </text:p>
      <text:p text:style-name="P4"/>
      <text:p text:style-name="P4"/>
      <text:p text:style-name="P4"/>
      <text:p text:style-name="P4"/>
      <text:p text:style-name="P4"/>
      <text:p text:style-name="P4"><draw:frame draw:style-name="fr2" draw:name="Cadre1" text:anchor-type="char" svg:width="32.704cm" draw:z-index="0"><draw:text-box fo:min-height="3.24cm"><text:p text:style-name="P9">URBANISME</text:p><text:p text:style-name="Text_20_body"> </text:p><text:p text:style-name="P10"><text:span text:style-name="T1">A</text:span><text:span text:style-name="T2">VIS D’ENQUETE PUBLIQUE</text:span></text:p></draw:text-box></draw:frame></text:p>
      <text:p text:style-name="Text_20_body"> </text:p>
      <text:p text:style-name="P9">URBANISME</text:p>
      <text:p text:style-name="Text_20_body"> </text:p>
      <text:p text:style-name="P10"><text:span text:style-name="T1">A</text:span><text:span text:style-name="T2">VIS D’ENQUETE PUBLIQUE</text:span></text:p>
      <text:p text:style-name="Text_20_body"> </text:p>
      <text:p text:style-name="P21"><text:span text:style-name="T4">(</text:span><text:span text:style-name="T27">1)  Le collège communal fait savoir qu’il est saisi - que le fonctionnaire délégué est saisi - que le Gouvernement est saisi d’une demande de :</text:span></text:p>
      <text:p text:style-name="P18"><text:span text:style-name="T28">permis d’urbanisation - modification de permis d’urbanisation -</text:span> permis d'urbanisme -permis d’urbanisme de constructions groupées - certificat d’urbanisme n°2</text:p>
      <text:p text:style-name="P5"/>
      <text:p text:style-name="P20">(1)<text:span text:style-name="T5"> </text:span>Le<text:span text:style-name="T6"> </text:span>demandeur<text:span text:style-name="T7"> </text:span>est M……………….. -<text:span text:style-name="T8"> </text:span>demeurant<text:span text:style-name="T7"> </text:span>à<text:span text:style-name="T9"> </text:span>…………………….-<text:span text:style-name="T8"> </text:span>dont<text:span text:style-name="T5"> </text:span>les<text:span text:style-name="T8"> </text:span>bureaux<text:span text:style-name="T10"> </text:span>se trouvent à  ………………….………………………………………………………………………………………………………….</text:p>
      <text:p text:style-name="P5"/>
      <text:p text:style-name="P19">Le terrain concerné est situé à ................., rue...................................n°…. cadastré…………………………………</text:p>
      <text:p text:style-name="P5"/>
      <text:p text:style-name="P18">(2) Le projet consiste en………………………… et présente les caractéristiques suivantes  …………..</text:p>
      <text:p text:style-name="P5"/>
      <text:p text:style-name="P12">………………………………………………………………………………………………………………………………… …..……</text:p>
      <text:p text:style-name="P5"/>
      <text:p text:style-name="P12">………………………………………………………………………………………………………………………………… …..……</text:p>
      <text:p text:style-name="P5"/>
      <text:p text:style-name="P12">………………………………………………………………………………………………………………………………… …..……</text:p>
      <text:p text:style-name="P5"/>
      <text:p text:style-name="P7"/>
      <text:p text:style-name="P18">(1) L’enquête publique est réalisée<text:span text:style-name="T11"> </text:span>en vertu de l’article - D.IV.40 - R.IV.40-1. - D.VIII.13 – du Code du Développement Territorial.</text:p>
      <text:p text:style-name="P5"/>
      <text:p text:style-name="P18">Le dossier peut être consulté durant la période d’enquête à l’adresse suivante : Hôtel de Ville de Tournai – Rue Saint-Martin 52 – 7500 TOURNAI - (3) les jours ouvrables de .....h.... à ….h….;</text:p>
      <text:p text:style-name="P5"/>
      <text:p text:style-name="P12">- (1) (4) les .. /.. /…, ../../…. jusqu’à 20 heures ; les samedis .. /.. /…, ../../… jusqu’à …h….</text:p>
      <text:p text:style-name="P5"/>
      <text:p text:style-name="P12">Pour<text:span text:style-name="T12"> </text:span>les<text:span text:style-name="T13"> </text:span>consultations<text:span text:style-name="T14"> </text:span>jusqu’à<text:span text:style-name="T12"> </text:span>20<text:span text:style-name="T11"> </text:span>heures<text:span text:style-name="T13"> </text:span>ou<text:span text:style-name="T13"> </text:span>le<text:span text:style-name="T13"> </text:span>samedi<text:span text:style-name="T14"> </text:span>matin<text:span text:style-name="T11"> </text:span>,<text:span text:style-name="T14"> </text:span>rendez-vous<text:span text:style-name="T14"> </text:span>doit<text:span text:style-name="T11"> </text:span>être pris<text:span text:style-name="T12"> </text:span>au</text:p>
      <text:p text:style-name="P13">plus tard 24 heures à l’avance auprès de (5) M………………………téléphone :……….mail :…………</text:p>
      <text:p text:style-name="P5"/>
      <text:p text:style-name="P12"><text:span text:style-name="T3">L</text:span>’<text:span text:style-name="T3">enquête publique est ouverte le ../../…. et clôturée le ../../….</text:span></text:p>
      <text:p text:style-name="P5"/>
      <text:p text:style-name="P12">Les réclamations et observations écrites sont à adresser au collège communal,</text:p>
      <text:p text:style-name="P5"/>
      <text:p text:style-name="P12">- par courrier ordinaire à l’adresse suivante : Monsieur le Bourgmestre – Rue Saint Martin 52 – 7500 Tournai ,</text:p>
      <text:p text:style-name="P12">- par<text:span text:style-name="T15"> </text:span>télécopie au numéro : 069 / 33 23 08 </text:p>
      <text:p text:style-name="P12">- (6) par courrier électronique à l’adresse suivante : <text:a xlink:type="simple" xlink:href="mailto:service.urbanisme@tournai.be">service.urbanisme@tournai.be</text:a></text:p>
      <text:p text:style-name="P12"/>
      <text:p text:style-name="P12">- remises à (5) M…………. dont le bureau se trouve<text:span text:style-name="T16"> </text:span>……………</text:p>
      <text:p text:style-name="P5"/>
      <text:p text:style-name="P12">L’enveloppe, la télécopie ou le courrier électronique portera la mention : réclamation dossier <text:span text:style-name="T29"><text:text-input text:description="">self.getReference()</text:text-input></text:span><text:span text:style-name="T29"> / </text:span><text:span text:style-name="T29"><text:text-input text:description="">tool.getCurrentFolderManagerInitials()</text:text-input></text:span></text:p>
      <text:p text:style-name="P5"/>
      <text:p text:style-name="P16">Les<text:span text:style-name="T17"> </text:span>réclamations<text:span text:style-name="T18"> </text:span>et<text:span text:style-name="T19"> </text:span>observations<text:span text:style-name="T20"> </text:span>orales<text:span text:style-name="T21"> </text:span>peuvent<text:span text:style-name="T22"> </text:span>être<text:span text:style-name="T22"> </text:span>formulées<text:span text:style-name="T20"> </text:span>pendant<text:span text:style-name="T23"> </text:span>la<text:span text:style-name="T17"> </text:span>même<text:span text:style-name="T24"> </text:span>période sur rendez-vous auprès de (5) M…………ou lors de la séance de clôture de l’enquête.</text:p>
      <text:p text:style-name="P5"/>
      <text:p text:style-name="P12">La<text:span text:style-name="T12"> </text:span>séance<text:span text:style-name="T12"> </text:span>de<text:span text:style-name="T12"> </text:span>clôture<text:span text:style-name="T12"> </text:span>de l’enquête<text:span text:style-name="T12"> </text:span>publique<text:span text:style-name="T12"> </text:span>aura lieu<text:span text:style-name="T11"> </text:span>à<text:span text:style-name="T12"> </text:span>l’adresse<text:span text:style-name="T12"> </text:span>suivante : Hôtel de Ville de Tournai – Rue Saint-Martin 52 – 7500 TOURNAI,<text:span text:style-name="T12"> </text:span>le<text:span text:style-name="T12"> </text:span>../..</text:p>
      <text:p text:style-name="P14">/…. , à……h….</text:p>
      <text:p text:style-name="P5"/>
      <text:p text:style-name="P11">(1) Le conseiller en aménagement du territoire et en urbanisme - le conseiller en environnement - la personne chargé(e) de donner des explications sur le projet – est (5)M………………….dont le bureau se trouve<text:span text:style-name="T16"> </text:span>à l'Hôtel de Ville de Tournai – Rue Saint-Martin 52 – 7500 TOURNAI</text:p>
      <text:p text:style-name="P7"/>
      <text:p text:style-name="P5">(1) Biffer la ou les mentions inutiles.</text:p>
      <text:p text:style-name="P5">(2) Décrire les caractéristiques principales du   projet et<text:span text:style-name="T12"> </text:span>préciser s’il<text:span text:style-name="T12"> </text:span>s’écarte ou<text:span text:style-name="T11"> </text:span>déroge à<text:span text:style-name="T11"> </text:span>un<text:span text:style-name="T11"> </text:span>plan, schéma ou</text:p>
      <text:p text:style-name="P15">guide ou à une carte d’affectation des sols.</text:p>
      <text:p text:style-name="P5"/>
      <text:p text:style-name="P12">(3) Heures d’ouverture des bureaux.</text:p>
      <text:p text:style-name="P5"><text:soft-page-break/></text:p>
      <text:p text:style-name="P12">(4) Un jour par semaine jusqu’à 20 heures ou le samedi matin.</text:p>
      <text:p text:style-name="P5"/>
      <text:p text:style-name="P17">(5)<text:span text:style-name="T21"> </text:span>Le<text:span text:style-name="T25"> </text:span>conseiller<text:span text:style-name="T13"> </text:span>en<text:span text:style-name="T18"> </text:span>aménagement du<text:span text:style-name="T18"> </text:span>territoire<text:span text:style-name="T11"> </text:span>et<text:span text:style-name="T23"> </text:span>en<text:span text:style-name="T18"> </text:span>urbanisme,<text:span text:style-name="T13"> </text:span>le<text:span text:style-name="T25"> </text:span>conseiller<text:span text:style-name="T13"> </text:span>en<text:span text:style-name="T23"> </text:span>environnement, le<text:span text:style-name="T25"> </text:span>collège communal ou<text:span text:style-name="T26"> </text:span>l'agent communal désigné à cette fin.</text:p>
      <text:p text:style-name="P5"/>
      <text:p text:style-name="P12">(6) Non obligatoire.</text:p>
      <text:p text:style-name="P5"/>
      <text:p text:style-name="P2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Calibri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style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                 A V I S     </dc:title>
    <meta:initial-creator>RGASPARD</meta:initial-creator>
    <meta:creation-date>2009-01-20T13:54:00</meta:creation-date>
    <dc:date>2017-05-16T13:34:48.97</dc:date>
    <meta:print-date>2008-09-03T13:50:00</meta:print-date>
    <meta:editing-cycles>47</meta:editing-cycles>
    <meta:editing-duration>PT1H45M2S</meta:editing-duration>
    <meta:document-statistic meta:table-count="0" meta:image-count="2" meta:object-count="0" meta:page-count="2" meta:paragraph-count="46" meta:word-count="463" meta:character-count="3143" meta:non-whitespace-character-count="2695"/>
    <meta:user-defined meta:name="Info 1"/>
    <meta:user-defined meta:name="Info 2"/>
    <meta:user-defined meta:name="Info 3"/>
    <meta:user-defined meta:name="Info 4"/>
  </office:meta>
</office:document-meta>
</file>